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fc8f" officeooo:paragraph-rsid="001efc8f"/>
    </style:style>
    <style:style style:name="P2" style:family="paragraph" style:parent-style-name="Standard">
      <style:text-properties officeooo:rsid="00202a29" officeooo:paragraph-rsid="00202a29"/>
    </style:style>
    <style:style style:name="P3" style:family="paragraph" style:parent-style-name="Standard">
      <style:text-properties officeooo:rsid="0022248b" officeooo:paragraph-rsid="0022248b"/>
    </style:style>
    <style:style style:name="P4" style:family="paragraph" style:parent-style-name="Standard">
      <style:text-properties officeooo:rsid="00258a9d" officeooo:paragraph-rsid="00258a9d"/>
    </style:style>
    <style:style style:name="P5" style:family="paragraph" style:parent-style-name="Standard">
      <style:text-properties officeooo:rsid="00261d05" officeooo:paragraph-rsid="00261d05"/>
    </style:style>
    <style:style style:name="P6" style:family="paragraph" style:parent-style-name="Standard">
      <style:text-properties officeooo:rsid="002730f5" officeooo:paragraph-rsid="002730f5"/>
    </style:style>
    <style:style style:name="P7" style:family="paragraph" style:parent-style-name="Standard">
      <style:text-properties officeooo:rsid="00273133" officeooo:paragraph-rsid="00273133"/>
    </style:style>
    <style:style style:name="P8" style:family="paragraph" style:parent-style-name="Standard">
      <style:text-properties officeooo:rsid="00273246" officeooo:paragraph-rsid="00273246"/>
    </style:style>
    <style:style style:name="P9" style:family="paragraph" style:parent-style-name="Standard">
      <style:text-properties officeooo:rsid="0029c835" officeooo:paragraph-rsid="0029c835"/>
    </style:style>
    <style:style style:name="P10" style:family="paragraph" style:parent-style-name="Standard">
      <style:text-properties officeooo:rsid="002bb853" officeooo:paragraph-rsid="002bb853"/>
    </style:style>
    <style:style style:name="P11" style:family="paragraph" style:parent-style-name="Standard">
      <style:text-properties officeooo:rsid="002d99b7" officeooo:paragraph-rsid="002e556e"/>
    </style:style>
    <style:style style:name="P12" style:family="paragraph" style:parent-style-name="Standard">
      <style:text-properties officeooo:rsid="00306d61" officeooo:paragraph-rsid="00306d61"/>
    </style:style>
    <style:style style:name="P13" style:family="paragraph" style:parent-style-name="Standard">
      <style:text-properties officeooo:rsid="003256d9" officeooo:paragraph-rsid="003256d9"/>
    </style:style>
    <style:style style:name="P14" style:family="paragraph" style:parent-style-name="Standard">
      <style:text-properties officeooo:rsid="00338383" officeooo:paragraph-rsid="00338383"/>
    </style:style>
    <style:style style:name="P15" style:family="paragraph" style:parent-style-name="Standard">
      <style:text-properties officeooo:rsid="00346ad8" officeooo:paragraph-rsid="00346ad8"/>
    </style:style>
    <style:style style:name="P16" style:family="paragraph" style:parent-style-name="Standard">
      <style:text-properties officeooo:rsid="0035e221" officeooo:paragraph-rsid="0035e221"/>
    </style:style>
    <style:style style:name="P17" style:family="paragraph" style:parent-style-name="Standard">
      <style:text-properties officeooo:rsid="003713b9" officeooo:paragraph-rsid="003713b9"/>
    </style:style>
    <style:style style:name="P18" style:family="paragraph" style:parent-style-name="Standard">
      <style:text-properties officeooo:rsid="003800a0" officeooo:paragraph-rsid="003800a0"/>
    </style:style>
    <style:style style:name="P19" style:family="paragraph" style:parent-style-name="Standard">
      <style:text-properties officeooo:rsid="0038e4c2" officeooo:paragraph-rsid="0038e4c2"/>
    </style:style>
    <style:style style:name="P20" style:family="paragraph" style:parent-style-name="Standard">
      <style:text-properties officeooo:rsid="003bed26" officeooo:paragraph-rsid="003bed26"/>
    </style:style>
    <style:style style:name="P21" style:family="paragraph" style:parent-style-name="Standard">
      <style:text-properties officeooo:rsid="003c5943" officeooo:paragraph-rsid="003c5943"/>
    </style:style>
    <style:style style:name="P22" style:family="paragraph" style:parent-style-name="Heading_20_2">
      <style:text-properties officeooo:rsid="001efc8f" officeooo:paragraph-rsid="001efc8f"/>
    </style:style>
    <style:style style:name="P23" style:family="paragraph" style:parent-style-name="Standard">
      <style:text-properties officeooo:rsid="003c5943" officeooo:paragraph-rsid="003c5943"/>
    </style:style>
    <style:style style:name="P24" style:family="paragraph" style:parent-style-name="Standard">
      <style:text-properties officeooo:rsid="003d3e56" officeooo:paragraph-rsid="003d3e56"/>
    </style:style>
    <style:style style:name="P25" style:family="paragraph" style:parent-style-name="Heading_20_1">
      <style:text-properties officeooo:rsid="0029c835" officeooo:paragraph-rsid="0029c8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e55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Porting a Kernel Space Linux USB Driver to Android User Space</text:h>
      <text:p text:style-name="P1"/>
      <text:p text:style-name="P1"><text:a xlink:type="simple" xlink:href="http://brycethomas.github.io/2015/01/18/porting-a-kernel-space-usb-driver-to-android-user-space.html">http://brycethomas.github.io/2015/01/18/porting-a-kernel-space-usb-driver-to-android-user-space.html</text:a></text:p>
      <text:p text:style-name="P1"/>
      <text:p text:style-name="P2">sorting in c</text:p>
      <text:p text:style-name="P2"/>
      <text:p text:style-name="P2"><text:a xlink:type="simple" xlink:href="http://www.studytonight.com/data-structures/insertion-sorting">http://www.studytonight.com/data-structures/insertion-sorting</text:a></text:p>
      <text:p text:style-name="P2"/>
      <text:p text:style-name="P2"/>
      <text:p text:style-name="P3">10/10/17</text:p>
      <text:p text:style-name="P3"/>
      <text:p text:style-name="Standard"><text:span text:style-name="T1">Android Boot Sequence</text:span> </text:p>
      <text:p text:style-name="Standard"/>
      <text:p text:style-name="P3"><text:a xlink:type="simple" xlink:href="http://learnlinuxconcepts.blogspot.in/2014/02/android-boot-sequence.html">http://learnlinuxconcepts.blogspot.in/2014/02/android-boot-sequence.html</text:a></text:p>
      <text:p text:style-name="P3"/>
      <text:p text:style-name="P4"><text:a xlink:type="simple" xlink:href="http://www.thinksrc.com/2010/11/20/suspend-en.html#sec-6.2.1">http://www.thinksrc.com/2010/11/20/suspend-en.html#sec-6.2.1</text:a></text:p>
      <text:p text:style-name="P5"/>
      <text:p text:style-name="P5"><text:a xlink:type="simple" xlink:href="https://www.naldotech.com/android-cpu-governors-explained-what-do-they-do/">https://www.naldotech.com/android-cpu-governors-explained-what-do-they-do/</text:a></text:p>
      <text:p text:style-name="P5"/>
      <text:p text:style-name="P6"><text:a xlink:type="simple" xlink:href="https://elinux.org/Android_Kernel_Features">https://elinux.org/Android_Kernel_Features</text:a></text:p>
      <text:p text:style-name="P6"/>
      <text:p text:style-name="P7"><text:a xlink:type="simple" xlink:href="http://i2c.info/i2c-bus-specification">http://i2c.info/i2c-bus-specification</text:a></text:p>
      <text:p text:style-name="P7"/>
      <text:p text:style-name="P7"><text:a xlink:type="simple" xlink:href="http://jmondi.github.io/Android_power-management.pdf">http://jmondi.github.io/Android_power-management.pdf</text:a></text:p>
      <text:p text:style-name="P7"/>
      <text:p text:style-name="P8">11/10/17</text:p>
      <text:p text:style-name="P8"><text:a xlink:type="simple" xlink:href="http://kernelbook.sourceforge.net/kernel-locking.pdf">http://kernelbook.sourceforge.net/kernel-locking.pdf</text:a></text:p>
      <text:p text:style-name="P8"/>
      <text:p text:style-name="P9">12/10/17</text:p>
      <text:h text:style-name="P25" text:outline-level="1">Writing I2C Clients in Linux</text:h>
      <text:p text:style-name="P9"/>
      <text:p text:style-name="P9"><text:a xlink:type="simple" xlink:href="http://opensourceforu.com/2015/01/writing-i2c-clients-in-linux/">http://opensourceforu.com/2015/01/writing-i2c-clients-in-linux/</text:a></text:p>
      <text:p text:style-name="P9"/>
      <text:p text:style-name="P9"/>
      <text:p text:style-name="P10"><text:a xlink:type="simple" xlink:href="https://idea.popcount.org/2012-12-11-linux-process-states/">https://idea.popcount.org/2012-12-11-linux-process-states/</text:a></text:p>
      <text:p text:style-name="P10"/>
      <text:p text:style-name="P11"><text:a xlink:type="simple" xlink:href="http://www.slashroot.in/inode-and-its-structure-linux"><text:span text:style-name="T2">http://www.slashroot.in/inode-and-its-structure-linux</text:span></text:a></text:p>
      <text:p text:style-name="P11"/>
      <text:p text:style-name="P11"/>
      <text:p text:style-name="P12">17/10/17</text:p>
      <text:p text:style-name="P12"><text:a xlink:type="simple" xlink:href="http://www.chipworks.com/about-chipworks/overview/blog/mobile-phone-touch-screen-controller-display-driver-chips-become-one">http://www.chipworks.com/about-chipworks/overview/blog/mobile-phone-touch-screen-controller-display-driver-chips-become-one</text:a></text:p>
      <text:p text:style-name="P12"/>
      <text:p text:style-name="P12"/>
      <text:p text:style-name="P13"><text:a xlink:type="simple" xlink:href="http://rts.lab.asu.edu/web_438/CSE438_598_slides_yhlee/438_6_Linux_I2C_SMBus.pdf">http://rts.lab.asu.edu/web_438/CSE438_598_slides_yhlee/438_6_Linux_I2C_SMBus.pdf</text:a></text:p>
      <text:p text:style-name="P13"/>
      <text:p text:style-name="P13"><text:soft-page-break/><text:a xlink:type="simple" xlink:href="https://events.linuxfoundation.org/images/stories/pdf/lf_abs12_zores.pdf">https://events.linuxfoundation.org/images/stories/pdf/lf_abs12_zores.pdf</text:a></text:p>
      <text:p text:style-name="P13"/>
      <text:p text:style-name="P14"><text:a xlink:type="simple" xlink:href="http://www.embeddedlinux.org.cn/essentiallinuxdevicedrivers/final/ch08lev1sec2.html">http://www.embeddedlinux.org.cn/essentiallinuxdevicedrivers/final/ch08lev1sec2.html</text:a></text:p>
      <text:p text:style-name="P14"/>
      <text:p text:style-name="P14"/>
      <text:p text:style-name="P15">23/10/17</text:p>
      <text:p text:style-name="P15">pointers in c</text:p>
      <text:p text:style-name="P15"><text:a xlink:type="simple" xlink:href="http://skillgun.com/c/pointers/interview-questions-and-answers/paper/97">http://skillgun.com/c/pointers/interview-questions-and-answers/paper/97</text:a></text:p>
      <text:p text:style-name="P15"/>
      <text:p text:style-name="P16"><text:a xlink:type="simple" xlink:href="http://skillgun.com/c/pointers/interview-questions-and-answers/paper/93">http://skillgun.com/c/pointers/interview-questions-and-answers/paper/93</text:a></text:p>
      <text:p text:style-name="P16"/>
      <text:p text:style-name="P16"/>
      <text:p text:style-name="P17">24/10/17</text:p>
      <text:p text:style-name="P18">USB</text:p>
      <text:p text:style-name="P18"><text:a xlink:type="simple" xlink:href="http://matthias.vallentin.net/blog/2007/04/writing-a-linux-kernel-driver-for-an-unknown-usb-device/">http://matthias.vallentin.net/blog/2007/04/writing-a-linux-kernel-driver-for-an-unknown-usb-device/</text:a></text:p>
      <text:p text:style-name="P18"/>
      <text:p text:style-name="P17"><text:a xlink:type="simple" xlink:href="http://www.mcci.com/mcci-v5/pdf/972156a_%28MCCI-USB3-TechnicalOverview%29.pdf">http://www.mcci.com/mcci-v5/pdf/972156a_%28MCCI-USB3-TechnicalOverview%29.pdf</text:a></text:p>
      <text:p text:style-name="P17"/>
      <text:p text:style-name="P19">25/10/17</text:p>
      <text:p text:style-name="P19"><text:a xlink:type="simple" xlink:href="http://downloads.angstrom-distribution.org/demo/beaglebone/">http://downloads.angstrom-distribution.org/demo/beaglebone/</text:a></text:p>
      <text:p text:style-name="P19"/>
      <text:p text:style-name="P20">usb</text:p>
      <text:p text:style-name="P20"><text:a xlink:type="simple" xlink:href="http://www.usb.org/developers/defined_class">http://www.usb.org/developers/defined_class</text:a></text:p>
      <text:p text:style-name="P20"/>
      <text:p text:style-name="P21">usb document </text:p>
      <text:p text:style-name="P21"><text:a xlink:type="simple" xlink:href="http://www.usb.org/developers/docs/devclass_docs/">http://www.usb.org/developers/docs/devclass_docs/</text:a></text:p>
      <text:p text:style-name="P21"/>
      <text:p text:style-name="P21">about USB terminology</text:p>
      <text:p text:style-name="P21"><text:a xlink:type="simple" xlink:href="https://www.maximintegrated.com/en/app-notes/index.mvp/id/3803">https://www.maximintegrated.com/en/app-notes/index.mvp/id/3803</text:a></text:p>
      <text:p text:style-name="P21"/>
      <text:p text:style-name="P24">25/10/17</text:p>
      <text:p text:style-name="P24">USB good doc </text:p>
      <text:p text:style-name="P24"><text:a xlink:type="simple" xlink:href="http://www.ftdichip.com/Support/Documents/TechnicalNotes/TN_113_Simplified%20Description%20of%20USB%20Device%20Enumeration.pdf">http://www.ftdichip.com/Support/Documents/TechnicalNotes/TN_113_Simplified%20Description%20of%20USB%20Device%20Enumeration.pdf</text:a></text:p>
      <text:p text:style-name="P24"/>
      <text:p text:style-name="P24"><text:a xlink:type="simple" xlink:href="https://elinux.org/images/6/66/Elc_2014_usb.pdf">https://elinux.org/images/6/66/Elc_2014_usb.pdf</text:a>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1:51:30.176430519</meta:creation-date>
    <dc:date>2017-10-26T10:42:47.917144009</dc:date>
    <meta:editing-duration>PT3H38M11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2" meta:paragraph-count="44" meta:word-count="69" meta:character-count="2039" meta:non-whitespace-character-count="2011"/>
  </office:meta>
</office:document-meta>
</file>